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0.722cm" fo:min-width="2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0.722cm" fo:min-width="2.47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Fine_20_Dashed"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Fine_20_Dashed" svg:stroke-width="0.028cm" svg:stroke-color="#666666" draw:marker-start-width="0.242cm" draw:marker-end-width="0.242cm" draw:fill="none" draw:textarea-horizontal-align="justify" draw:textarea-vertical-align="middle" draw:auto-grow-height="false" fo:min-height="2.722cm" fo:min-width="15.472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5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5eef7"/>
      <style:paragraph-properties fo:text-align="center"/>
      <style:text-properties style:font-name="Liberation Sans1" fo:font-size="10pt" style:font-size-asian="10pt" style:font-size-complex="10pt"/>
    </style:style>
    <style:style style:name="P3" style:family="paragraph">
      <loext:graphic-properties draw:fill="solid" draw:fill-color="#dff8e1"/>
      <style:paragraph-properties fo:text-align="center"/>
      <style:text-properties style:font-name="Liberation Sans1" fo:font-size="8pt" style:font-size-asian="8pt" style:font-size-complex="8pt"/>
    </style:style>
    <style:style style:name="P4" style:family="paragraph">
      <loext:graphic-properties draw:fill="solid" draw:fill-color="#e5eef7"/>
      <style:paragraph-properties fo:text-align="center"/>
      <style:text-properties style:font-name="Liberation Sans1" fo:font-size="8pt" style:font-size-asian="8pt" style:font-size-complex="8pt"/>
    </style:style>
    <style:style style:name="P5" style:family="paragraph">
      <loext:graphic-properties draw:fill="solid" draw:fill-color="#dff8e1"/>
      <style:paragraph-properties fo:text-align="center"/>
      <style:text-properties style:font-name="Liberation Sans1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text-properties fo:color="#666666" style:font-name="DejaVu Sans Mono" fo:font-size="6pt" fo:font-style="normal" style:font-size-asian="6pt" style:font-style-asian="normal" style:font-size-complex="6pt" style:font-style-complex="normal"/>
    </style:style>
    <style:style style:name="P9" style:family="paragraph">
      <loext:graphic-properties draw:fill="none" draw:fill-color="#ffffff"/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style:font-name="Liberation Sans1" fo:font-size="8pt" style:font-size-asian="8pt" style:font-size-complex="8pt"/>
    </style:style>
    <style:style style:name="T3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4" style:family="text">
      <style:text-properties style:text-position="sub 58%" style:font-name="Liberation Sans1" fo:font-size="10pt" style:font-name-asian="Liberation Sans2" style:font-size-asian="10pt" style:font-name-complex="Liberation Sans2" style:font-size-complex="10pt"/>
    </style:style>
    <style:style style:name="T5" style:family="text">
      <style:text-properties fo:color="#666666" style:font-name="DejaVu Sans Mono" fo:font-size="6pt" fo:font-style="normal" style:font-size-asian="6pt" style:font-style-asian="normal" style:font-size-complex="6pt" style:font-style-complex="normal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cm" svg:height="1cm" svg:x="7cm" svg:y="6.5cm">
          <text:p text:style-name="P1"><text:span text:style-name="T1">Minim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cm" svg:height="1cm" svg:x="3cm" svg:y="6.5cm">
          <text:p text:style-name="P1"><text:span text:style-name="T2">New values</text:span></text:p>
          <text:p text:style-name="P1"><text:span text:style-name="T2">of fit parame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cm" svg:height="1cm" svg:x="0.9cm" svg:y="3.5cm">
          <text:p text:style-name="P1"><text:span text:style-name="T2">Builds <text:s/>simu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3cm" svg:height="1cm" svg:x="5cm" svg:y="3.5cm">
          <text:p text:style-name="P1"><text:span text:style-name="T2">Runs </text:span></text:p>
          <text:p text:style-name="P1"><text:span text:style-name="T2">simu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3cm" svg:height="1cm" svg:x="9cm" svg:y="3.5cm">
          <text:p text:style-name="P1"><text:span text:style-name="T2">Retrieves </text:span></text:p>
          <text:p text:style-name="P1"><text:span text:style-name="T2">simulated intensi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3cm" svg:height="1cm" svg:x="13.1cm" svg:y="3.5cm">
          <text:p text:style-name="P1"><text:span text:style-name="T2">Calculates differ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3cm" svg:height="1cm" svg:x="11cm" svg:y="6.5cm">
          <text:p text:style-name="P1"><text:span text:style-name="T3">Χ</text:span><text:span text:style-name="T4">2</text:span><text:span text:style-name="T1"> , residua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3cm" svg:y="0.5cm">
          <text:p text:style-name="P1"><text:span text:style-name="T2">Experimental data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cm" svg:y1="7cm" svg:x2="2.4cm" svg:y2="4.5cm" draw:start-shape="id1" draw:start-glue-point="3" draw:end-shape="id2" draw:end-glue-point="2" svg:d="M3000 7000h-600v-2500" svg:viewBox="0 0 601 2501">
          <text:p/>
        </draw:connector>
        <draw:connector draw:style-name="gr3" draw:text-style-name="P6" draw:layer="layout" svg:x1="3.9cm" svg:y1="4cm" svg:x2="5cm" svg:y2="4cm" draw:start-shape="id2" draw:start-glue-point="1" draw:end-shape="id3" draw:end-glue-point="3" svg:d="M3900 4000h1100" svg:viewBox="0 0 1101 1">
          <text:p/>
        </draw:connector>
        <draw:connector draw:style-name="gr3" draw:text-style-name="P6" draw:layer="layout" svg:x1="8cm" svg:y1="4cm" svg:x2="9cm" svg:y2="4cm" draw:start-shape="id3" draw:end-shape="id4" draw:end-glue-point="3" svg:d="M8000 4000h1000" svg:viewBox="0 0 1001 1">
          <text:p/>
        </draw:connector>
        <draw:custom-shape draw:style-name="gr2" draw:text-style-name="P3" draw:layer="layout" svg:width="3cm" svg:height="1cm" svg:x="1cm" svg:y="0.5cm">
          <text:p text:style-name="P1"><text:span text:style-name="T2">Simulation builde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3.2cm" svg:x2="2cm" svg:y2="1.8cm">
          <text:p/>
        </draw:line>
        <draw:line draw:style-name="gr4" draw:text-style-name="P6" draw:layer="layout" svg:x1="3cm" svg:y1="1.8cm" svg:x2="3cm" svg:y2="3.2cm">
          <text:p/>
        </draw:line>
        <draw:line draw:style-name="gr4" draw:text-style-name="P6" draw:layer="layout" svg:x1="14cm" svg:y1="3.2cm" svg:x2="14cm" svg:y2="1.8cm">
          <text:p/>
        </draw:line>
        <draw:line draw:style-name="gr4" draw:text-style-name="P6" draw:layer="layout" svg:x1="15cm" svg:y1="1.8cm" svg:x2="15cm" svg:y2="3.2cm">
          <text:p/>
        </draw:line>
        <draw:connector draw:style-name="gr3" draw:text-style-name="P6" draw:layer="layout" svg:x1="12cm" svg:y1="4cm" svg:x2="13.1cm" svg:y2="4cm" draw:start-shape="id4" draw:start-glue-point="1" draw:end-shape="id5" svg:d="M12000 4000h1100" svg:viewBox="0 0 1101 1">
          <text:p/>
        </draw:connector>
        <draw:connector draw:style-name="gr3" draw:text-style-name="P6" draw:layer="layout" svg:x1="14.6cm" svg:y1="4.5cm" svg:x2="14cm" svg:y2="7cm" draw:start-shape="id5" draw:start-glue-point="2" draw:end-shape="id6" draw:end-glue-point="1" svg:d="M14600 4500v2500h-600" svg:viewBox="0 0 601 2501">
          <text:p/>
        </draw:connector>
        <draw:connector draw:style-name="gr3" draw:text-style-name="P6" draw:layer="layout" svg:x1="11cm" svg:y1="7cm" svg:x2="10cm" svg:y2="7cm" draw:start-shape="id6" draw:start-glue-point="3" draw:end-shape="id7" draw:end-glue-point="1" svg:d="M11000 7000h-1000" svg:viewBox="0 0 1001 1">
          <text:p/>
        </draw:connector>
        <draw:connector draw:style-name="gr3" draw:text-style-name="P6" draw:layer="layout" svg:x1="7cm" svg:y1="7cm" svg:x2="6cm" svg:y2="7cm" draw:start-shape="id7" draw:end-shape="id1" draw:end-glue-point="1" svg:d="M7000 7000h-1000" svg:viewBox="0 0 1001 1">
          <text:p/>
        </draw:connector>
        <draw:custom-shape draw:style-name="gr5" draw:text-style-name="P6" draw:layer="layout" svg:width="16cm" svg:height="3cm" svg:x="0.5cm" svg:y="2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cm" svg:y1="8.5cm" svg:x2="7.8cm" svg:y2="7.7cm">
          <text:p/>
        </draw:line>
        <draw:frame draw:style-name="gr6" draw:text-style-name="P8" draw:layer="layout" svg:width="2.026cm" svg:height="0.497cm" svg:x="7.474cm" svg:y="5cm">
          <draw:text-box>
            <text:p text:style-name="P7"><text:span text:style-name="T5">FitObjective</text:span></text:p>
          </draw:text-box>
        </draw:frame>
        <draw:line draw:style-name="gr4" draw:text-style-name="P6" draw:layer="layout" svg:x1="9.2cm" svg:y1="7.7cm" svg:x2="9.2cm" svg:y2="8.6cm">
          <text:p/>
        </draw:line>
        <draw:frame draw:style-name="gr7" draw:text-style-name="P9" draw:layer="layout" svg:width="1.582cm" svg:height="0.727cm" svg:x="6.318cm" svg:y="7.973cm">
          <draw:text-box>
            <text:p text:style-name="P1"><text:span text:style-name="T6">Initial fit </text:span></text:p>
            <text:p text:style-name="P1"><text:span text:style-name="T6">parameters</text:span></text:p>
          </draw:text-box>
        </draw:frame>
        <draw:frame draw:style-name="gr7" draw:text-style-name="P9" draw:layer="layout" svg:width="1.425cm" svg:height="0.489cm" svg:x="9.3cm" svg:y="8.1cm">
          <draw:text-box>
            <text:p text:style-name="P1"><text:span text:style-name="T6">Fi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0:16:58.495054546</meta:creation-date>
    <dc:date>2018-11-23T13:16:17.029192854</dc:date>
    <meta:editing-duration>PT1H30M29S</meta:editing-duration>
    <meta:editing-cycles>22</meta:editing-cycles>
    <meta:generator>LibreOffice/6.1.3.2$Linux_X86_64 LibreOffice_project/10$Build-2</meta:generator>
    <meta:document-statistic meta:object-count="26"/>
  </office:meta>
</office:document-meta>
</file>